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fo:language="cs" fo:country="CZ"/>
    </style:style>
    <style:style style:name="P2" style:family="paragraph" style:parent-style-name="Heading_20_1">
      <style:text-properties fo:language="cs" fo:country="CZ"/>
    </style:style>
    <style:style style:name="P3" style:family="paragraph" style:parent-style-name="Text_20_body" style:list-style-name="L1"/>
    <style:style style:name="P4" style:family="paragraph" style:parent-style-name="Text_20_body" style:list-style-name="L1">
      <style:text-properties fo:language="cs" fo:country="CZ"/>
    </style:style>
    <style:style style:name="P5" style:family="paragraph" style:parent-style-name="Text_20_body" style:list-style-name="L1">
      <style:text-properties fo:language="en" fo:country="US"/>
    </style:style>
    <style:style style:name="T1" style:family="text">
      <style:text-properties fo:language="cs" fo:country="CZ"/>
    </style:style>
    <style:style style:name="T2" style:family="text">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Osnova práce</text:h>
      <text:list xml:id="list5987203200734830728" text:style-name="L1">
        <text:list-item>
          <text:p text:style-name="P4">Abstrakt (stručně a dobře napsané shrnutí, co práce řeší a s jakými výsledky):</text:p>
        </text:list-item>
        <text:list-item>
          <text:p text:style-name="P4">Úvod (význam dat o trestné činnosti, poskytovatelé, problémy):</text:p>
          <text:list>
            <text:list-item>
              <text:p text:style-name="P4">kontext:</text:p>
              <text:list>
                <text:list-item>
                  <text:p text:style-name="P4">trestná činnost jako společenský ukazatel, sledování trestné činnosti může být nástrojem sociální a ekonomické politiky</text:p>
                </text:list-item>
                <text:list-item>
                  <text:p text:style-name="P4">kriminální data: sběr, analýza, publikace (autority: PČR, ČSÚ, obce) a interpretace (pravidelné zprávy MV o bezpečnostní situaci v ČR)</text:p>
                </text:list-item>
                <text:list-item>
                  <text:p text:style-name="P4">nastolení problému (=&gt; motivace): omezená strojová zpracovatelnost (? publikované excely mají pevnou strukturu) a možnost interaktivního dotazování se</text:p>
                </text:list-item>
                <text:list-item>
                  <text:p text:style-name="P4">LinkedData jako vhodné publikační paradigma (které problémy řeší; výhody, nevýhody) a RDF jako vhodný model pro popis dat; existující aplikace LinkedData (LOD: DBpedia, opendata.cz, zahraniční projekty)</text:p>
                </text:list-item>
              </text:list>
            </text:list-item>
            <text:list-item>
              <text:p text:style-name="P4">vymezení cílů práce jako možného řešení problémů: veřejný RDF dataset (stručná vize, co bude poskytovat) (<text:span text:style-name="T2">+ </text:span>demo - aplikace)</text:p>
            </text:list-item>
            <text:list-item>
              <text:p text:style-name="P4">kdo z toho (dataset, aplikace) bude mít prospěch: podrobné informace o práci PČR pomáhají veřejné kontrole a nastolení odpovědnosti za situaci (např. při zveřejnění, kdo má jaký okrsek na starosti)</text:p>
            </text:list-item>
            <text:list-item>
              <text:p text:style-name="P4">přehled struktury práce</text:p>
            </text:list-item>
          </text:list>
        </text:list-item>
        <text:list-item>
          <text:p text:style-name="P4">Technologie a software:</text:p>
          <text:list>
            <text:list-item>
              <text:p text:style-name="P4">účel: Text by měl tvořit ucelený příběh, na jehož konci čtenář ví, co všechno za technologie budou použity a co ty technologie umožňují, jaké nástroje mám k dispozici a k čemu ty nástroje jsou. Volba konkrétních nástrojů a popis jejich použití až dále, ne v této kapitole. Taky je důležité vysvětlení základních pojmů (Linked Data, RDF, SPARQL a dalších).</text:p>
            </text:list-item>
            <text:list-item>
              <text:p text:style-name="P4">sémantický web: linked data (principy, web dat, LOD, linky mezi datasety), RDF (triple, vizuální představa RDF grafů, serializace RDF, RDF store), ontologie, RDFS pro modelování, SPARQL pro dotazování; <text:span text:style-name="T2">p</text:span>říklady – např. na FOAF</text:p>
            </text:list-item>
            <text:list-item>
              <text:p text:style-name="P4"><text:span text:style-name="T2">geospatial: co</text:span> to jsou geoprostorová data, standardy pro popis geoprostorových dat: GML, KML,..., shapefile (co umí); podpora geoprostorových dat v systémech uložení dat: relační DB (PostGIS a další), RDF Store (geosparql)</text:p>
            </text:list-item>
            <text:list-item>
              <text:p text:style-name="P4">obecné technologie, jazyky, pojmy (XSLT, Java, webové služby (WSDL, SOAP, JAX-WS), JSON, SQL) odbýt v úvodu jako nehodné popisu, maximálně uvést odkazy</text:p>
            </text:list-item>
            <text:list-item>
              <text:p text:style-name="P4">vývoj na Androidu: věnovat malou sekci? (nebo až v popisu aplikace?) (Eclipse <text:span text:style-name="T2">+ ADT, struktura projektu, </text:span>API a knihovny Androidu: <text:span text:style-name="T2">aktivity, </text:span>API level); <text:span text:style-name="T2">resources, APK, application market a dal</text:span>ší</text:p>
            </text:list-item>
            <text:list-item>
              <text:p text:style-name="P4">odkazy na technologie (např. na primer dokumenty) formou odkazů na použitou literaturu</text:p>
            </text:list-item>
          </text:list>
        </text:list-item>
        <text:list-item>
          <text:p text:style-name="P4">Existující práce (datasety):</text:p>
          <text:list>
            <text:list-item>
              <text:p text:style-name="P4">cíl kapitoly: získat představu, co od datasetu o trestné činnosti čekat (podrobnost a rozsah dat), co se tam dá všechno najít, jak jsou tato data dále používána (užitečnost: <text:soft-page-break/>zdroje dat pro webové aplikace vizualizující trestnou činnost). Na základě této představy se pak formuje vize o Datasetu.</text:p>
            </text:list-item>
            <text:list-item>
              <text:p text:style-name="P4">Street level crimes: co za data obsahuje? jak velký časový úsek pokrývá? jak jsou podrobná? jak jsou úplná? jsou veřejně dostupná? jak moc jsou aktuální a jak často aktualizovaná? jak jsou přesná? (chybová?), special features (geo-lokalizovaná – možnost přiřadit konkrétní policisty k místu jako nástroj hodnocení jejich práce, fotky pachatelů nebo míst trestného činu)</text:p>
              <text:list>
                <text:list-item>
                  <text:p text:style-name="P4"><text:a xlink:type="simple" xlink:href="http://www.bbc.com/news/uk-12330078" text:style-name="Internet_20_link" text:visited-style-name="Visited_20_Internet_20_Link">http://www.bbc.com/news/uk-12330078</text:a></text:p>
                </text:list-item>
              </text:list>
            </text:list-item>
            <text:list-item>
              <text:p text:style-name="P4">zhodnocení datasetů (přínosy, nedostatky)</text:p>
              <text:list>
                <text:list-item>
                  <text:p text:style-name="P4">diskuse přínosů a rizik: např. vyvolávání strachu u veřejnosti, možnost identifikovat oběti trestné činnosti, nepřesnosti v uvádění místa spáchání trestné činnosti (z administrativních důvodů se mohou některé činy evidovat někde jinde), snížení ceny nemovitostí v oblasti s vysokou kriminalitou</text:p>
                </text:list-item>
              </text:list>
            </text:list-item>
            <text:list-item>
              <text:p text:style-name="P4">zajímavé údaje datasetů: počty policistů v oblasti, příslušnost policistů k útvarům</text:p>
            </text:list-item>
          </text:list>
        </text:list-item>
        <text:list-item>
          <text:p text:style-name="P4">Požadavky (vize, seznam požadavků):</text:p>
          <text:list>
            <text:list-item>
              <text:p text:style-name="P4">vize: neformální povídání o tom, čeho přesně chci dosáhnout (cíle práce) a jaké by to mělo mít vlastnosti (s odkazy na konkrétní požadavky v seznamu požadavků?); <text:span text:style-name="T2">takov</text:span>é povídání o zadání práce s upřesněním některých požadavků, omezení (možná ne veřejný dataset, ale jen pro akademické použití; možná nepravidelnost aktualizace), předpokladů (omezení na ČR, tedy názvosloví umí popisovat jen trestnou činnost v ČR)</text:p>
              <text:list>
                <text:list-item>
                  <text:p text:style-name="P5">diskuse p<text:span text:style-name="T1">řínosů a rizik</text:span></text:p>
                </text:list-item>
              </text:list>
            </text:list-item>
            <text:list-item>
              <text:p text:style-name="P4">specifikace požadavků: detailní a strukturované (číslované kvůli odkazování) shrnutí vize</text:p>
            </text:list-item>
          </text:list>
        </text:list-item>
        <text:list-item>
          <text:p text:style-name="P4">Zdroje kriminálních dat (tady začíná vlastní práce na dosažení cílů práce):</text:p>
          <text:list>
            <text:list-item>
              <text:p text:style-name="P4">přehled existujících zdrojů dat:</text:p>
              <text:list>
                <text:list-item>
                  <text:p text:style-name="P4">zdroje dat a jejich vztahy:</text:p>
                  <text:list>
                    <text:list-item>
                      <text:p text:style-name="P4">udělat diagram ukazující tok dat od PČR (policisté základních a jiných útvarů =&gt; ESSK) k veřejnosti (ke komu: ČSÚ, obce, veřejnost; co: veřejné statistické sestavy, zvláštní sestavy, výpisy z ESSK; formát: excel, XML, MDB); komentář k diagramu: PČR jako primární zdroj má data interně v ESSK, z něho dělá standardní (uvést odkaz) statistické sestavy pro veřejnost (a nestandardní neveřejné na vyžádání - uvést odkaz na ukázku na datovém nosiči?), ČSÚ na základě veřejných sestav ve statistických ročenkách a Veřejné databázi zveřejňuje statistiky o kriminalitě, obce a města (samosprávné celky) na základě údajů od místních oddělení PČR zveřejňují data (typicky na webu)</text:p>
                    </text:list-item>
                  </text:list>
                </text:list-item>
                <text:list-item>
                  <text:p text:style-name="P4">závěr: žádná srovnávací tabulka; ideálně zpracovat všechny; vybrán bude ale pouze ESSK (pracnost zpracovat ostatní data, ESSK sám o sobě je dost pracný)</text:p>
                </text:list-item>
              </text:list>
            </text:list-item>
            <text:list-item>
              <text:p text:style-name="P4">popis ESSK:</text:p>
              <text:list>
                <text:list-item>
                  <text:p text:style-name="P4">obecně o ESSK: co to je, k čemu slouží, co obsahuje, kdo jej spravuje, možnosti přístupu veřejnosti k datům (na požádání exporty z DB a sestavy nad ESSK): diagram (policista s formulářem =&gt; ESSK =&gt; sestavy pro veřejnost i na vyžádání; uvést časy aktualizace, omezení rozsahu poskytovaných dat)</text:p>
                </text:list-item>
                <text:list-item>
                  <text:p text:style-name="P3"><text:span text:style-name="T1">co jsme získali: kdo mi to předal a jak mohu s daty nakládat; obsah (stručný popis: </text:span><text:soft-page-break/><text:span text:style-name="T1">data za roky 2008 až 2012, osobní (a některé další) údaje odstraněny z důvodu ochrany obětí trestné činnosti a práce PČR; údaje o trestných činech, kde bylo trestní </text:span><text:span text:style-name="T1">řízení zahájeno v daném roce a informace o souvisejících pachatelích); </text:span><text:span text:style-name="T2">form</text:span><text:span text:style-name="T1">át (MDB) a struktura (popsat sloupce tabulek i s příklady </text:span><text:span text:style-name="T2">vyplnění)</text:span></text:p>
                </text:list-item>
                <text:list-item>
                  <text:p text:style-name="P4">využití dat: uvést příklady, jak popsaná předaná data využít (např. sledování stupně vzdělání pachatelů v závislosti na charakteru spáchaného trestného činu) Proč to doteď nejde (nezveřejňují se taková data, data předaná pro akademické účely nikdo nepřevádí do strukturované formy a nepublikuje, nedává možnost se nad nimi dotazovat) a jak to teď s využitím RDF a principů LD půjde. Kdo z toho bude mít užitek a co by se s daty dalo dělat?</text:p>
                </text:list-item>
                <text:list-item>
                  <text:p text:style-name="P4">problémy:</text:p>
                  <text:list>
                    <text:list-item>
                      <text:p text:style-name="P4">změny dat v čase: hranice útvarů, číselníky, záznamy pro jeden tr. čin ve více rocích =&gt; verzování</text:p>
                    </text:list-item>
                    <text:list-item>
                      <text:p text:style-name="P3"><text:span text:style-name="T1">chybovost dat: vyplnění kódů okresů, kde pachatel bydlel, když byl ukončen; pořadová čísla v identifikátoru formuláře (občas nesmyslné hodnoty); odkazy na neexistující útvary</text:span><text:span text:style-name="T2">; </text:span><text:span text:style-name="T1">párování trestných činů a pachatelů (nespárovatelné záznamy, chybné počty a pořadí pachatelů); převod číselníků z HTML =&gt; některá data vypustit (celé tr. činy nebo jen atributy); opravit, kde je to možné; odhadnout dopad takových oprav na celkovou kvalitu dat (např. pokud je rozložení chyb rovnoměrné přes všechny sledované veličiny (útvar, druh tr. činu, kvalifikující paragraf)), je možné chybná data vypustit (jak ale takovou rovnoměrnost zjistit? snad nebudu testovat hypotézy na rovnoměrnost rozdělení?)</text:span></text:p>
                    </text:list-item>
                  </text:list>
                </text:list-item>
              </text:list>
            </text:list-item>
            <text:list-item>
              <text:p text:style-name="P4">verzování dat: proč verzovat</text:p>
              <text:list>
                <text:list-item>
                  <text:p text:style-name="P4">verzovací schéma:</text:p>
                  <text:list>
                    <text:list-item>
                      <text:p text:style-name="P4">motivace: plyne z požadavku na aktualizační mechanismus, měnících se dat (viz podkapitola o zdrojích dat) a snahy zachovat historii změn (některých: kterých a proč?) dat a nepoužívat vždy pouze nejnovější verzi (k čemu je to dobré: zachycení historie vývoje případu, kdy se některé údaje přepisují, např. u amnestií)</text:p>
                    </text:list-item>
                    <text:list-item>
                      <text:p text:style-name="P4">co verzovat: to, co se aktualizuje (kriminální data, geoprostorová a další data útvarů, geoprostorová data obcí; číselníky?)</text:p>
                    </text:list-item>
                    <text:list-item>
                      <text:p text:style-name="P4">návrh verzovacího schematu:</text:p>
                      <text:list>
                        <text:list-item>
                          <text:p text:style-name="P4">diagram: invarianty - <text:s/>U.next_version = V.id právě tehdy, když V.previous_version = U.id ,právě tehdy, když U.valid_to = V.valid_from, U.next_version is null právě tehdy, když U.valid_to = MAX_DATE</text:p>
                        </text:list-item>
                        <text:list-item>
                          <text:p text:style-name="P4">identifikace entity v čase pomocí identifikátoru: diskuse možné implementace (co zvolit jako identifikátor)</text:p>
                        </text:list-item>
                        <text:list-item>
                          <text:p text:style-name="P4">časová platnost intervalem (diskuse hranic intervalu a jejich interpretace)</text:p>
                        </text:list-item>
                        <text:list-item>
                          <text:p text:style-name="P4">provázání verzí: důvody (snadný přepočet intervalu platnosti při aktualizaci)</text:p>
                        </text:list-item>
                        <text:list-item>
                          <text:p text:style-name="P4">konkrétně pro různé druhy dat: kriminální data, geoprostorová data útvarů, geoprostorová data obcí</text:p>
                        </text:list-item>
                      </text:list>
                    </text:list-item>
                  </text:list>
                </text:list-item>
              </text:list>
            </text:list-item>
            <text:list-item>
              <text:p text:style-name="P4">nástin dalších kapitol: návrh datového modelu, extrakce dat, uložení a jejich publikace</text:p>
            </text:list-item>
          </text:list>
        </text:list-item>
        <text:list-item>
          <text:p text:style-name="P4">Datový model:</text:p>
          <text:list>
            <text:list-item>
              <text:p text:style-name="P4"><text:soft-page-break/>co modelovat (struktura zdrojů dat popsána v dřívějších kapitolách): RDF datový model vychází z předaného MDB; příklad dat v RDF uveden na konci předchozí kapitoly, zde se bude vysvětlovat, co vlastně znamená. Dále modelovat data ze shapefile a RÚIAN, RDF linky a verzovací schéma (uvést diagram, který shrnuje, jak vznikne datový model z různých zdrojů: MDB, shapefile, RÚIAN, linky, verzování =&gt; RDF datový model)</text:p>
            </text:list-item>
            <text:list-item>
              <text:p text:style-name="P4">jak modelovat: pomocí RDFS i OWL, ale upřednostním (důvody) RDFS (popsáno dříve v kapitole o technologiích). Obecným modelovacím jazykem je UML.</text:p>
            </text:list-item>
            <text:list-item>
              <text:p text:style-name="P4">Návrh:</text:p>
              <text:list>
                <text:list-item>
                  <text:p text:style-name="P4">abstraktní model je v UML (EA, nemusím uvádět, je dost známý), konkrétní RDF model (popsaný pomocí RDFS) se generuje (uml<text:span text:style-name="T2">2rdf, </text:span>uvést odkaz)</text:p>
                  <text:list>
                    <text:list-item>
                      <text:p text:style-name="P4">přínosy: výhody UML a související sady nástrojů; možnost generovat skripty realizující extrakci dat (viz dále kapitolu o extrakci dat)</text:p>
                    </text:list-item>
                    <text:list-item>
                      <text:p text:style-name="P4">nedostatky: některé konstrukty RDF v UML nejsou: (subproperties, nutno manuálně)</text:p>
                    </text:list-item>
                  </text:list>
                </text:list-item>
                <text:list-item>
                  <text:p text:style-name="P5">diagram<text:span text:style-name="T1">y: uvést konvenci – skalární atributy uvedeny na třídě; atributy, které odkazují jiné třídy modelu, pomocí asociace (to je stále UML a pro popis RDF modelu se to hodí, protože to umožňuje přesněji popsat vazby mezi třídami </text:span>nebo<text:span text:style-name="T1"> objekty (např. kardinalitu))</text:span></text:p>
                </text:list-item>
              </text:list>
            </text:list-item>
            <text:list-item>
              <text:p text:style-name="P5"><text:span text:style-name="T1">co se modelovalo jak:</text:span></text:p>
              <text:list>
                <text:list-item>
                  <text:p text:style-name="P5"><text:span text:style-name="T1">obecně: zvážena možnost data reprezentovat jako RDF DataCube (proč? proč ne? možná do budoucna DataCube nad tímto datovým modelem?); </text:span>pou<text:span text:style-name="T1">žité ontologie (která k čemu: RDFS, SKOS, VOID, DC Terms, <text:s/>XSD, FRBR)</text:span></text:p>
                </text:list-item>
                <text:list-item>
                  <text:p text:style-name="P5"><text:span text:style-name="T1">Na n</text:span>ejv<text:span text:style-name="T1">yšší úroveň je vztah "trestný čin – prokázání trestného činu – pachatel" =&gt; diagram s mapováním ze schematu MDB (v podstatě 1:1), se vztahy entit, s některými (kterými?) atributy a komentářem). Tento popis je však hrubý a jde dále zjemňovat, protože základní entity (např. pachatel) je v MDB "plochou" (flattened) agregací dat více přirozených objektů (např. úkonů v trestním řízení). Tyto objekty jsou v návrhu modelu osamostatněny jako samostatné entity a hlavní entita tak sestává z celé kolekce vzájemně se odkazujících objektů. To sice přináší problém při konstrukci dotazů, zpřehledňuje to ale návrh modelu a reprezentovaná data jsou snadněji pochopitelná <text:s/>díky dekompozici na menší třídy. Zároveň to usnadňuje implementaci pravidel, popisujících závislosti mezi jednotlivými atributy, a to sice osamostatněním příbuzných (nějaký aspekt společně popisujících) atributů do specializovaných podtříd.</text:span></text:p>
                </text:list-item>
                <text:list-item>
                  <text:p text:style-name="P5"><text:span text:style-name="T1">Postupně popsat entity jemněji: trestný čin má atributy (které uvést? všechny, nebo stačí naznačit?) a sestává z (úkony v trestním řízení) a odkazuje (právní kvalifikace) další třídy. Srestný čin má specializované podtřídy (diagram hierarchie tříd).</text:span></text:p>
                </text:list-item>
                <text:list-item>
                  <text:p text:style-name="P5"><text:span text:style-name="T1">Příklady: jak uvádět? Lze jako výpisy RDF nebo v tabulce s popisem atributů. Popis tabulkou má výhodu v tom, že lze každý sloupec popsat podrobně v přehledné formě. Příklad RDF je zase názorný a zachycuje reálnou podobu dat. Asi použít oboje: tabulky pro popis všech atributů (typy, význam) a příklad pro uvedení konkrétních hodnot (jejichž význam je dříve popsán právě v tabulce atributů).</text:span></text:p>
                </text:list-item>
                <text:list-item>
                  <text:p text:style-name="P5"><text:span text:style-name="T1">Začíná se popisem modelování trestných činů a přejde se k popisu pachatelů: objasněnost (kdy se čin považuje za objasněný?), vazba na pachatele (atributy)</text:span></text:p>
                </text:list-item>
                <text:list-item>
                  <text:p text:style-name="P5"><text:span text:style-name="T1">Každou ze tříd popsat samostatně i s jejími atributy.</text:span></text:p>
                </text:list-item>
                <text:list-item>
                  <text:p text:style-name="P5"><text:soft-page-break/><text:span text:style-name="T1">Nepopisovat modelování informací ze shapefile, RÚIAN obcí a RDF linků na LOD (bude v následující kapitole).</text:span></text:p>
                </text:list-item>
                <text:list-item>
                  <text:p text:style-name="P5"><text:span text:style-name="T1">Právní kvalifikace: popsat zde </text:span>vs. <text:span text:style-name="T1">linky na ostatní externí zdroje popsat až v následující kapitole (protože právní kvalifikace je stěžejní údaj u trestného činu a pro odkazované zákony a části zákonů nejsou generovány lokální proxy – zbytečné, protože link se snadno vygeneruje vždy)</text:span></text:p>
                </text:list-item>
              </text:list>
            </text:list-item>
            <text:list-item>
              <text:p text:style-name="P4"><text:span text:style-name="T2">implementace:</text:span></text:p>
              <text:list>
                <text:list-item>
                  <text:p text:style-name="P4"><text:span text:style-name="T2">extrakce</text:span> dat číselníků z HTML ručně do CSV, <text:span text:style-name="T2">odsud pomoc</text:span>í bash (awk; proč ne <text:span text:style-name="T2">Java</text:span>?) do RDF</text:p>
                </text:list-item>
              </text:list>
            </text:list-item>
            <text:list-item>
              <text:p text:style-name="P4">verzovací schéma:</text:p>
              <text:list>
                <text:list-item>
                  <text:p text:style-name="P4">možné přístupy: viz paper o provázání verzí a určení časové platnosti verze pomocí DC Terms atributů (diskuse: provázání verzí pomocí dct:hasVersion možná není úplně vhodné)</text:p>
                  <text:list>
                    <text:list-item>
                      <text:p text:style-name="P4">interval pomocí subproperties dct:validFrom a dct:validTo, identifikátor dle typu dat, provázání verzí pomocí vlastních properties, specifické využití dct:hasVersion a dct:isVersionOf</text:p>
                    </text:list-item>
                  </text:list>
                </text:list-item>
                <text:list-item>
                  <text:p text:style-name="P4">ukázka práce s verzovanými daty</text:p>
                </text:list-item>
              </text:list>
            </text:list-item>
          </text:list>
        </text:list-item>
        <text:list-item>
          <text:p text:style-name="P4">Propojení datasetu na externí LD:</text:p>
          <text:list>
            <text:list-item>
              <text:p text:style-name="P4">úvod: analogie s webem dokumentů, nejlépe diagram s propojením dokumentů vs diagram s propojením LD; příklady: hypertextová verze záznamu o tr. činu s odkazem na kvalifikující paragraf vs. to samé v RDF jako LD (porovnat; zdůraznit možnosti a výhody LD nad hypertextem; nápad s "link rel = právní kvalifikace" vs typovaný RDF link); příklad SPARQL dotazu využívajícího RDF link (vs nemožnost tohle udělat v nad HTML – zmínit možnost RDFa; ukázat možnost využití takového SPARQL dotazu v nějaké aplikaci: jednoduchá webová aplikace s vizualizací tr. činů podle průměrné (vždy aktuální!!! - díky propojení na aktuální externí data) mzdy v kraji nebo okresu); <text:span text:style-name="T2">HTML </text:span>a <text:span text:style-name="T2">LD nejsou v konfliktu, </text:span>jedno slouží (jako bezprostředním konzumentům) lidem, druhé strojům</text:p>
            </text:list-item>
            <text:list-item>
              <text:p text:style-name="P4">vytipovat vhodná místa, kde data propojit:</text:p>
              <text:list>
                <text:list-item>
                  <text:p text:style-name="P4">geolokalizace dat:</text:p>
                  <text:list>
                    <text:list-item>
                      <text:p text:style-name="P5">motivace <text:span text:style-name="T1">(proč? co z toho?)</text:span>: geolokalizace trestných činů (<text:span text:style-name="T1">připomeň, jak je řešeno</text:span> v ostatních datasetech, např. Street level crimes<text:span text:style-name="T1">)</text:span></text:p>
                    </text:list-item>
                    <text:list-item>
                      <text:p text:style-name="P4">možnosti geolokalizace dat z ESSK:</text:p>
                      <text:list>
                        <text:list-item>
                          <text:p text:style-name="P4">shapefile: hranice útvarů; <text:span text:style-name="T2">popis </text:span>obsahu a struktury, <text:span text:style-name="T2">mo</text:span>žnost napojení na data ESSK (přes kódy útvarů: útvar spáchání, zpracování), možnosti převodu do RDF (geoprostorová data ve Virtuoso?), možnost nalinkování na RÚIAN (na obce, protože jsou známější jednotky než policejní útvary)</text:p>
                        </text:list-item>
                        <text:list-item>
                          <text:p text:style-name="P4">diagram: tr. čin (kód útvaru) -&gt; útvar (hranice útvaru) -&gt; obec (hranice obce)</text:p>
                        </text:list-item>
                      </text:list>
                    </text:list-item>
                    <text:list-item>
                      <text:p text:style-name="P4">místo narození pachatele: možnost párovat na dataset RÚIAN podle názvu, ale data jsou chybová =&gt; neimplementovat (pracné)</text:p>
                    </text:list-item>
                  </text:list>
                </text:list-item>
                <text:list-item>
                  <text:p text:style-name="P4">zákony: právní kvalifikace (dataset zákonů)</text:p>
                </text:list-item>
                <text:list-item>
                  <text:p text:style-name="P4">stát spáchání, státní příslušnost pachatele: mapování přes anglický název státu na Dbpedia</text:p>
                </text:list-item>
                <text:list-item>
                  <text:p text:style-name="P4"><text:soft-page-break/>další: zaměstnání, pozice v zaměstnání, úroveň vzdělání</text:p>
                </text:list-item>
              </text:list>
            </text:list-item>
            <text:list-item>
              <text:p text:style-name="P4">k vytipovaným vazbám uvést příklady využití (SPARQL dotaz)</text:p>
            </text:list-item>
            <text:list-item>
              <text:p text:style-name="P5">v t<text:span text:style-name="T1">éto kapitole popsat i relevantní prvky datového modelu (predikáty pro RDF linky, třídy pro lokální proxy); extrakce linků až v následující kapitole o extrakci dat</text:span></text:p>
            </text:list-item>
            <text:list-item>
              <text:p text:style-name="P4"><text:span text:style-name="T1">využití: příklady SPARQL dotazů (nejdřív jednoduché dotazy, pak dotazy využívané v aplikaci)</text:span></text:p>
            </text:list-item>
          </text:list>
        </text:list-item>
        <text:list-item>
          <text:p text:style-name="P4">Extrakce a aktualizace dat:</text:p>
          <text:list>
            <text:list-item>
              <text:p text:style-name="P4">co vše se extrahuje a aktualizuje: kriminální data, geoprostorová data útvarů, geoprostorová data obcí, RDF linky (obce, zákony, státy)</text:p>
            </text:list-item>
            <text:list-item>
              <text:p text:style-name="P4">proces extrakce:</text:p>
              <text:list>
                <text:list-item>
                  <text:p text:style-name="P4">obecně: pomocí bash (výborné možnostem zpracování textu vs platformní závislost, např. oproti alternativě v podobě Javy) skriptů, kde na vstupu je vstupní soubor (MDB, GML, shapefile) a na konci extrahovaná data, případně extrahovaná data jsou již uložena v RDF Store (a připravena k použití)</text:p>
                </text:list-item>
                <text:list-item>
                  <text:p text:style-name="P4">popsat pomocí diagramů nebo pseudo<text:span text:style-name="T2">-</text:span>kódu s dodatečným komentářem</text:p>
                </text:list-item>
                <text:list-item>
                  <text:p text:style-name="P5"><text:span text:style-name="T1">popis vstupních dat: </text:span>MDB, GML, shapefile</text:p>
                </text:list-item>
                <text:list-item>
                  <text:p text:style-name="P5"><text:span text:style-name="T1">popis výstupních dat: </text:span>ideálně pouze RDF bez pomocné PostgreSQL DB</text:p>
                </text:list-item>
                <text:list-item>
                  <text:p text:style-name="P4">konkrétně:</text:p>
                  <text:list>
                    <text:list-item>
                      <text:p text:style-name="P4">RÚIAN: zjednodušit, neprovádět shlukování (lze transformovat každý OB_<text:span text:style-name="T2">UKSH soubor</text:span>) a třídění podle typu územní jednotky (RUIANExtractor)</text:p>
                      <text:list>
                        <text:list-item>
                          <text:list>
                            <text:list-item>
                              <text:p text:style-name="P4">stažení požadovaných VFR souborů, extrakce do XML, transformace pomocí XSLT do RDF (nasazení se řeší v kapitole o uložení dat), aktualizace verzovacích informací</text:p>
                            </text:list-item>
                          </text:list>
                        </text:list-item>
                      </text:list>
                    </text:list-item>
                    <text:list-item>
                      <text:p text:style-name="P4">útvary:</text:p>
                      <text:list>
                        <text:list-item>
                          <text:p text:style-name="P4">SHP =<text:span text:style-name="T2">&gt; </text:span>(nejlépe command-line utilit<text:span text:style-name="T2">ou</text:span>) <text:span text:style-name="T2">=&gt;</text:span> GML =&gt; (XSLT) =&gt; RDF =&gt; aktualizace verzovacích informací</text:p>
                        </text:list-item>
                        <text:list-item>
                          <text:p text:style-name="P4">mapování mezi atributy útvarů v SHP a RDF atributy (lze i do příloh)</text:p>
                        </text:list-item>
                      </text:list>
                    </text:list-item>
                    <text:list-item>
                      <text:p text:style-name="P4">ESSK:</text:p>
                      <text:list>
                        <text:list-item>
                          <text:p text:style-name="P4">mapování z MDB na RDF atributy: D2RQ mapping file</text:p>
                        </text:list-item>
                        <text:list-item>
                          <text:p text:style-name="P4">konverze do MySQL a založení instance MySQL (nastavit možnost přístupu k databázi pro uživatele, který provádí import)</text:p>
                        </text:list-item>
                        <text:list-item>
                          <text:p text:style-name="P4">proces extrakce:</text:p>
                          <text:list>
                            <text:list-item>
                              <text:p text:style-name="P4">normalizace databáze (schéma: doplnění sloupců, vyplnění defaultními hodnotami)</text:p>
                            </text:list-item>
                            <text:list-item>
                              <text:p text:style-name="P4">příprava na extrakci: úprava schematu s cílem co nejvíce zjednodušit extrakci dat: např. přidání pomocných předpočítávaných sloupců, normalizace i denormalizace schematu, např. výpočet objasněnosti trestných činů</text:p>
                            </text:list-item>
                          </text:list>
                        </text:list-item>
                      </text:list>
                    </text:list-item>
                  </text:list>
                </text:list-item>
              </text:list>
            </text:list-item>
            <text:list-item>
              <text:p text:style-name="P4">extrakce RDF linků (útvary a obce: pomocí geosparql; zákony: pomocí D2RQ; státy: pomocí SQL nebo SPARQL a manuálně)</text:p>
            </text:list-item>
            <text:list-item>
              <text:p text:style-name="P4"><text:soft-page-break/>implementace extrakce RDF: možnost generování mapping file pro extrakci z DB pomocí tagged values na třídách a aributech UML modelu:</text:p>
              <text:list>
                <text:list-item>
                  <text:list>
                    <text:list-item>
                      <text:p text:style-name="P4">třída: v tag value je definice class-map</text:p>
                    </text:list-item>
                    <text:list-item>
                      <text:p text:style-name="P4">property: v tag value je definice property bridge</text:p>
                    </text:list-item>
                    <text:list-item>
                      <text:p text:style-name="P4">z XMI by pomocí XSLT šlo extrahovat výsledný mapping file (TODO nastudovat strukturu XMI)</text:p>
                    </text:list-item>
                  </text:list>
                </text:list-item>
              </text:list>
            </text:list-item>
          </text:list>
        </text:list-item>
        <text:list-item>
          <text:p text:style-name="P4">Uložení a publikace datasetu:</text:p>
          <text:list>
            <text:list-item>
              <text:p text:style-name="P4">přehled extrahovaných dat: diagram s naznačenými hranicemi budoucích datasetů (přirozené dělení: různé zdroje dat, různá frekvence aktualizace, různé licence k použití dat); diagram s naznačenými vazbami mezi verzemi =&gt; datasety propojeny stejným způsobem<text:span text:style-name="T2">: </text:span>data rozdělena na nejvyšší do několika datasetů (trestné činy, útvary, obce), dále pak každý z těchto datasetů je sjednocením (void:subset) jednotlivých svých verzí (dct:hasVersion, dct:replacedBy), které jsou provázány (stejně jako ve verzovacím schematu na úrovni jednotlivých URI pomocí crime:previousVersion, crime:nextVersion). Popisované skutečnosti zachytit v diagramu.</text:p>
            </text:list-item>
            <text:list-item>
              <text:p text:style-name="P4">Verzované entity<text:span text:style-name="T2"> dataset</text:span>ů (jednotlivé resources s URI) se vzájemně odkazují korektně vzhledem ke svým intervalům platnosti (musejí mít neprázdný průnik). V diagramu takové správné provázání popsat, popsat situaci po importu dat a nutnost spustit aktualizační skript, který verzovací schéma aktualizuje a opraví. Uvést příklad aktualizačního skriptu (SPARQL update: mazání a přidávání trojic). Uvést nutnost mít možnost spustit na SPARQL endpointu SPARQL update. Uvést odkaz na příslušné aktualizační skripty na médiu.</text:p>
            </text:list-item>
            <text:list-item>
              <text:p text:style-name="P4">Popsaná organizace dat je formalizována ve VOID file: vysvětlit, jak se VOID (a další, zejména dcterms) použijí, co vše je zaznamenáno (SPARQL endpointy, informace o původu dat a licencích, homepage vydavatelů dat, alternativní možnosti přístupu k datům: ttl dump). VOID jako brána ke službám: použito v demo-aplikaci (VOID jako konfigurák, ze kterého se dotáhnou adresy jednotlivých SPARQL endpointů)</text:p>
            </text:list-item>
            <text:list-item>
              <text:p text:style-name="P4">rozdělení dat do named graphs: diagram s rozdělením datasetů do jednotlivých named graphs; využití named graphs v SPARQL (service description: default graph, named graphs), příklad SPARQL nad named graphs</text:p>
            </text:list-item>
            <text:list-item>
              <text:p text:style-name="P4">nasazení dat (ontologie, útvary, trestné činy, obce; <text:span text:style-name="T2">ver</text:span>zovací údaje) do RDF Store </text:p>
            </text:list-item>
            <text:list-item>
              <text:p text:style-name="P4">named graphs: rozdělení datasetů do named graphs (pro účely SPARQL dotazování)</text:p>
            </text:list-item>
            <text:list-item>
              <text:p text:style-name="P4">deployment dat do RDF Store</text:p>
              <text:list>
                <text:list-item>
                  <text:p text:style-name="P4">implementace: přenos souborů do DirsAllowed adresáře Virtuosa a isql load (lze paralelizovat); DB Conductor jako alternativa</text:p>
                </text:list-item>
                <text:list-item>
                  <text:p text:style-name="P4">aktualizace verzovacího schematu (SPARQL UPDATE skript nad SPARQL endpointem, možné využít nástroje od Klímka, který umožní výsledky SPARQL uložit v požadovaném named grafu)</text:p>
                </text:list-item>
              </text:list>
            </text:list-item>
            <text:list-item>
              <text:p text:style-name="P4">publikace a konzumace dat:</text:p>
              <text:list>
                <text:list-item>
                  <text:p text:style-name="P4">SPARQL endpointy (jeden k dotazování se, druhý k aktualizaci dat, např. verzovacího schematu)</text:p>
                </text:list-item>
                <text:list-item>
                  <text:p text:style-name="P4">příklady SPARQL dotazů a jejich výsledků i s interpretací (použití defaultního a pojmenovaných grafů)</text:p>
                </text:list-item>
                <text:list-item>
                  <text:p text:style-name="P4"><text:soft-page-break/>alternativní způsob publikace: RDF data-dumps (ttl, n3): možnost stáhnout pomocí informací ve VOID file (ukázka příslušné sekce VOID file)</text:p>
                </text:list-item>
              </text:list>
            </text:list-item>
          </text:list>
        </text:list-item>
        <text:list-item>
          <text:p text:style-name="P4">Aplikace:</text:p>
          <text:list>
            <text:list-item>
              <text:p text:style-name="P4">popsat klasické etapy vývoje SW: požadavky, analýza, návrh, implementace, nasazení, test (viz kniha o UML)</text:p>
            </text:list-item>
            <text:list-item>
              <text:p text:style-name="P4">požadavky: </text:p>
              <text:list>
                <text:list-item>
                  <text:p text:style-name="P4">vize</text:p>
                </text:list-item>
                <text:list-item>
                  <text:p text:style-name="P4">analýza požadavků (funkční, nefunkční):</text:p>
                  <text:list>
                    <text:list-item>
                      <text:p text:style-name="P4">předpoklady o prostředí? (např. dostupnost připojení na Internet, dostupnost GPS, použití na území ČR atd.) chtělo by to před specifikaci vyplývajících požadavků (do analýzy požadavků nebo před ni?)</text:p>
                    </text:list-item>
                    <text:list-item>
                      <text:p text:style-name="P4">funkční: ze zadání; <text:span text:style-name="T2">specifikovat funkcionalitu mobiln</text:span>ího klienta? (zobrazují se statistiky podle polohy; <text:span text:style-name="T2">u</text:span>živatel může zvolit časový interval a typ statistiky; typy statistik: žebříček trestných činů, index kriminality, trend kriminality, vývoj počtu trestných činů v čase, objasněnost, informace o územní příslušnosti trestných činů): jak podrobně specifikovat? jako v "neformálním popisu služby"? nebo jen hrubě a doladit v analýze a návrhu?</text:p>
                    </text:list-item>
                    <text:list-item>
                      <text:p text:style-name="P4">nefunkční: technologie, výkon, aktuálnost dat, ohledy na baterii a rychlost připojení a množství přenesených dat, timeouty (10s na odpověď služby), možnost hlásit chyby, podpora různých verzí Androidu</text:p>
                    </text:list-item>
                  </text:list>
                </text:list-item>
              </text:list>
            </text:list-item>
            <text:list-item>
              <text:p text:style-name="P4">analýza:</text:p>
              <text:list>
                <text:list-item>
                  <text:p text:style-name="P4">use-case diagramy (=&gt; pokrytí funkčních požadavků)</text:p>
                  <text:list>
                    <text:list-item>
                      <text:p text:style-name="P4">identifikace (vzniká analýzou požadavků a možných uživatelů aplikace):</text:p>
                      <text:list>
                        <text:list-item>
                          <text:p text:style-name="P4">cíl: pokrývají fuknční požadavky</text:p>
                        </text:list-item>
                        <text:list-item>
                          <text:p text:style-name="P4">např.: zobrazit index pro daný útvar, časový interval (a trestný čin)<text:span text:style-name="T2">; </text:span>zobrazit informaci o územní příslušnosti trestných činů; zobrazit informaci o vývoji trestné činnosti v čase</text:p>
                        </text:list-item>
                        <text:list-item>
                          <text:p text:style-name="P4">aktéři: koncový uživatel (člověk), systém (mobilní aplikace <text:span text:style-name="T2">+ slu</text:span>žba)</text:p>
                        </text:list-item>
                      </text:list>
                    </text:list-item>
                    <text:list-item>
                      <text:p text:style-name="P4">analýza (rozmyšlení, co je nutno k tomu, aby se daly implementovat):</text:p>
                      <text:list>
                        <text:list-item>
                          <text:p text:style-name="P4">poskytovaná data: statistiky (objasněnost, index, trend, vývoj trestné činnosti v čase): jak je získat z dostupných dat</text:p>
                        </text:list-item>
                      </text:list>
                    </text:list-item>
                    <text:list-item>
                      <text:p text:style-name="P4">co use-cases pro službu? vyplynou už zde, nebo až později (např. ve fázi návrhu aplikace...): služba je implementační detail a jako aktér v use-case diagramech (nejspíš) nevystupuje (určitě?)</text:p>
                    </text:list-item>
                  </text:list>
                </text:list-item>
                <text:list-item>
                  <text:p text:style-name="P4">doménový model (vzniká analýzou use-case diagramů): hlavní třídy domény (je to aplikovatelné na moji aplikaci?)</text:p>
                </text:list-item>
                <text:list-item>
                  <text:p text:style-name="P4">pokrytí nefunkčních požadavků: sledování polohy (GPS, jiné možnosti?; vypínání sledování při zapauzované aplikaci), získávání dat k zobrazení (přes Službu; přístup na Internet, spotřeba dat atd., aktualizace dat (jak často?), omezení aplikace na ČR</text:p>
                </text:list-item>
                <text:list-item>
                  <text:p text:style-name="P4">definice ukazatelů kriminality (index, objasněnost, trend)</text:p>
                </text:list-item>
                <text:list-item>
                  <text:p text:style-name="P4">diskuse: konfigurace</text:p>
                </text:list-item>
              </text:list>
            </text:list-item>
            <text:list-item>
              <text:p text:style-name="P4"><text:soft-page-break/>návrh:</text:p>
              <text:list>
                <text:list-item>
                  <text:p text:style-name="P4">platforma, architektura řešení (diagram v Ilustraci 5), komponenty systému (aplikace, knihovna, služba)</text:p>
                </text:list-item>
                <text:list-item>
                  <text:p text:style-name="P4">statický popis systému: class diagram, doménový model (diagram hlavních tříd): popsat účel a využití hlavních (ne pomocných) tříd; <text:span text:style-name="T2">nepopisovat </text:span>implementaci jednotlivých tříd (příliš velký implementační detail, k tomu je zdroják a javadoc)</text:p>
                </text:list-item>
                <text:list-item>
                  <text:p text:style-name="P4">dynamický popis systému:</text:p>
                  <text:list>
                    <text:list-item>
                      <text:p text:style-name="P4">sekvenční diagramy, diagramy objektové spolupráce: popis implementace metod služby</text:p>
                    </text:list-item>
                    <text:list-item>
                      <text:p text:style-name="P4">stavové diagramy: např. přechody mezi aktivitami, nahrávání dat, reakce na změnu polohy</text:p>
                    </text:list-item>
                  </text:list>
                </text:list-item>
                <text:list-item>
                  <text:p text:style-name="P5">slu<text:span text:style-name="T1">žba: webová služba speciálně pro aplikaci), popis rozhraní (formálně ve WSDL, jak slovně?)</text:span></text:p>
                </text:list-item>
                <text:list-item>
                  <text:p text:style-name="P4">mobilní klient: wireframe model obrazovek aplikace: u každé obrazovky je popsáno, co se na ní dá dělat a co zobrazuje; jsou popsány přechody mezi obrazovkami</text:p>
                </text:list-item>
                <text:list-item>
                  <text:p text:style-name="P4">konfigurace: co bude konfigurovatelné, kdo poskytuje konfiguraci (soubor VOID, soubor .properties), změny za běhu aplikace</text:p>
                </text:list-item>
              </text:list>
            </text:list-item>
            <text:list-item>
              <text:p text:style-name="P4">implementace:</text:p>
              <text:list>
                <text:list-item>
                  <text:p text:style-name="P4">popisy implementace jednotlivých komponent aplikace: služba, knihovna, mobilní aplikace</text:p>
                </text:list-item>
                <text:list-item>
                  <text:p text:style-name="P4">služba: javová JAX-WS webová služba, vývoj shora (WSDL generováno z kódu)</text:p>
                </text:list-item>
                <text:list-item>
                  <text:p text:style-name="P4">seskupení tříd: packages</text:p>
                  <text:list>
                    <text:list-item>
                      <text:p text:style-name="P4">přehled všech packages:</text:p>
                      <text:list>
                        <text:list-item>
                          <text:p text:style-name="P4">vzájemné vztahy packages: použít diagram s asociacemi, které mají popisek vztahu? (TODO přečti si o "package overview") <text:span text:style-name="T2">Popis </text:span>vzájemných<text:span text:style-name="T2"> </text:span>vztahů<text:span text:style-name="T2"> packages je </text:span>často velice stručný, popisuje se formálně hierarchie a různé typy vztahů mezi packages (include, import, merge, uses, ...)</text:p>
                        </text:list-item>
                      </text:list>
                    </text:list-item>
                    <text:list-item>
                      <text:p text:style-name="P4">popis jedné package:</text:p>
                      <text:list>
                        <text:list-item>
                          <text:p text:style-name="P4">jaké služby nabízí, příklad užití tříd package?</text:p>
                        </text:list-item>
                      </text:list>
                    </text:list-item>
                  </text:list>
                </text:list-item>
                <text:list-item>
                  <text:p text:style-name="P4">konfigurace aplikace: jak konkrétně implementováno (properties soubor, VOID, configuration storage Android aplikace)</text:p>
                </text:list-item>
                <text:list-item>
                  <text:p text:style-name="P4">použité knihovny: jak byly použity</text:p>
                </text:list-item>
                <text:list-item>
                  <text:p text:style-name="P4">organizace vývoje: popis projektů pro vývoj lze dát do přílohy jako součást programátorské dokumentace</text:p>
                </text:list-item>
              </text:list>
            </text:list-item>
            <text:list-item>
              <text:p text:style-name="P4">release:</text:p>
              <text:list>
                <text:list-item>
                  <text:p text:style-name="P4">druhy release:</text:p>
                  <text:list>
                    <text:list-item>
                      <text:p text:style-name="P4">pro testování, produkční</text:p>
                    </text:list-item>
                    <text:list-item>
                      <text:p text:style-name="P4">rozdíly v releasech: způsob logování chyb, konfigurace pro test a produkci</text:p>
                    </text:list-item>
                  </text:list>
                </text:list-item>
                <text:list-item>
                  <text:p text:style-name="P4">forma release:</text:p>
                  <text:list>
                    <text:list-item>
                      <text:p text:style-name="P4"><text:soft-page-break/>služba: WAR pro Tomcat; <text:span text:style-name="T2">popis bal</text:span>íku (konf. soubor, deployment descriptor, skripty, knihovny)</text:p>
                    </text:list-item>
                    <text:list-item>
                      <text:p text:style-name="P4">mobilní aplikace: APK pro Android</text:p>
                    </text:list-item>
                  </text:list>
                </text:list-item>
              </text:list>
            </text:list-item>
            <text:list-item>
              <text:p text:style-name="P4">nasazení:</text:p>
              <text:list>
                <text:list-item>
                  <text:p text:style-name="P4">služba: JAX-WS webová služba jako javovský servlet na servlet containeru Tomcat</text:p>
                </text:list-item>
                <text:list-item>
                  <text:p text:style-name="P4">mobilní aplikace jako aplikace na zařízení Android s přístupem k Internetu a k poloze</text:p>
                </text:list-item>
                <text:list-item>
                  <text:p text:style-name="P4">konfigurace aplikace: popis konkrétního nastavení aplikace (test, production: odkaz na endpoint služby, odkazy na SPARQL endpointy), ukázky konfigurace, ukázky alternativních konfigurací</text:p>
                </text:list-item>
              </text:list>
            </text:list-item>
            <text:list-item>
              <text:p text:style-name="P4">testování:</text:p>
              <text:list>
                <text:list-item>
                  <text:p text:style-name="P4">druhy:</text:p>
                  <text:list>
                    <text:list-item>
                      <text:p text:style-name="P4">uživatelské (někdo se projede s aplikací tramvají)</text:p>
                    </text:list-item>
                    <text:list-item>
                      <text:p text:style-name="P4">vývojářské (unit testy (určitě?); na testovacím zařízení se simulací poloh)</text:p>
                    </text:list-item>
                  </text:list>
                </text:list-item>
                <text:list-item>
                  <text:p text:style-name="P4">testovací zařízení: můj mobil, tátův a Láskův tablet</text:p>
                </text:list-item>
              </text:list>
            </text:list-item>
            <text:list-item>
              <text:p text:style-name="P4">popis hotové aplikace (distribuce: zdrojáky v repozitáři, APK na SlideMe, požadavky aplikace (android.permission.<text:span text:style-name="T2">*</text:span>), odkazy na uživatelskou dokumentaci a stránku aplikace, omezení aplikace, zaznamenávání a hlášení chyb)</text:p>
            </text:list-item>
          </text:list>
        </text:list-item>
        <text:list-item>
          <text:p text:style-name="P4">Zhodnocení:</text:p>
          <text:list>
            <text:list-item>
              <text:p text:style-name="P4">problémy: stará neaktuální data, není zajištěna pravidelná aktualizace (ESSK), nebo je obtížná (shapefile)</text:p>
            </text:list-item>
            <text:list-item>
              <text:p text:style-name="P4">diskuse naplnění požadavků a cílů práce: co se týká aplikace, tam jsou rozdíly v zadání a implementaci (není možné vybrat místo, pro které zobrazit ukazatele kriminality, což vyplývá ze změny charakteru aplikace z desktopové na mobilní)</text:p>
            </text:list-item>
            <text:list-item>
              <text:p text:style-name="P4">porovnání s existujícími pracemi (hlavně datasety, aplikace)</text:p>
            </text:list-item>
            <text:list-item>
              <text:p text:style-name="P4">diskuse možných rozšíření (dataset, prostorová data, aplikace)</text:p>
            </text:list-item>
          </text:list>
        </text:list-item>
        <text:list-item>
          <text:p text:style-name="P4">přílohy:</text:p>
          <text:list>
            <text:list-item>
              <text:p text:style-name="P4">ESSK:</text:p>
              <text:list>
                <text:list-item>
                  <text:p text:style-name="P4">popis formulářů: přiložit scany formulářů a okomentovat je (platnost formuláře a číselníků, povinnost položek (hvězdička))</text:p>
                  <text:list>
                    <text:list-item>
                      <text:p text:style-name="P4">vysvětlovat jen nejasné věci (např. nejasné zkratky: č.j.; nejasné pojmy: dílčí útoky): u některých položek je totiž návod na vyplnění (např. způsobené škody, <text:span text:style-name="T2">pr</text:span>ávní kvalifikace)</text:p>
                    </text:list-item>
                  </text:list>
                </text:list-item>
              </text:list>
            </text:list-item>
            <text:list-item>
              <text:p text:style-name="P4">Aplikace: programátorská dokumentace (např. popis struktury projektu pro vývoj v Eclipse), uživatelská dokumentace (nebo linky na web?), deployment (stažení, instalace, konfigurace, update), testování (uživatelské, programátorské)</text:p>
            </text:list-item>
            <text:list-item>
              <text:p text:style-name="P4">Extrakce dat: ukázky ze skriptů (SQL, XSLT, awk; <text:span text:style-name="T2">extrakce dat, deployment dat a aplikace</text:span>), <text:span text:style-name="T2">uk</text:span>ázky konfiguračních souborů (mapping file, deployment descriptor, konfigurační soubory aplikace: mobilní i služby), ukázky vstupních souborů (ESSK číselníky v HTML, kriminální data (statistické sestavy PČR, data obcí), VFR soubory RÚIAN, shapefile, RDF data z datasetů (DBpedia, dataset RÚIAN, dataset zákonů)), <text:soft-page-break/>ukázky extrahovaných dat (ontologie, trestné činy, útvary, obce; <text:span text:style-name="T2">ver</text:span>zovaná data)</text:p>
            </text:list-item>
          </text:list>
        </text:list-item>
        <text:list-item>
          <text:p text:style-name="P4">Zkratky: RDF, RDFS, ESSK</text:p>
        </text:list-item>
        <text:list-item>
          <text:p text:style-name="P4">Tabulky a obrázky (např. scany formulářů, mapování položek formulářů na sloupce tabulek v předaném MDB)</text:p>
        </text:list-item>
        <text:list-item>
          <text:p text:style-name="P4">Obsah přiloženého média (obsah vývojového repozitáře: zdrojová data, ontologie, extrahovaná data, skripty (awk, XSLT, SQL), utility (externí i vlastní), zdrojové kódy aplikace, artefakty aplikace (APK, WAR, JAR), technická dokumentace (javadoc)</text:p>
        </text:list-item>
        <text:list-item>
          <text:p text:style-name="P4">Slovníček: (termíny ESSK) základní útvar. KŘP, ÚO, ukončení pachatele a trestného činu, nápad trestné činnosti, (ukazatele tr. činnosti) index, objasněnost, trend, (vývoj na Androidu) aktivita, fragment, API level, APK, application market, manifest aplikace, Android SDK, ADT (vývoj v Javě) Eclipse, JAX-WS, package, servlet, servlet container, Tomcat, WAR, (webové služby) SOA, WSDL, SOAP, REST, JSON, top-down vs bottom-up vývoj WS, (technologie sémantického webu) RDF, Linked Data, ontologie (SKOS, RDFS, XSD, VOID), (geoprostorové technologie) (geo)prostorová data, GML, shapefile, systémy souřadnic, GIS, PostGIS, (RÚIAN) VDP, VFR, (další) Dbpedia</text:p>
        </text:list-item>
        <text:list-item>
          <text:p text:style-name="P4">Použitá literatura: odkazy na články (Chris Bizer, primer dokumenty ontologií, SPARQL a RDF)</text:p>
        </text:list-item>
      </text:list>
      <text:h text:style-name="Heading_20_1" text:outline-level="1">TODO</text:h>
      <text:list xml:id="list40561050" text:continue-numbering="true" text:style-name="L1">
        <text:list-item>
          <text:p text:style-name="P4">GeoSPARQL a podpora ve Virtuoso <text:s/>(abych nemusel skladovat data o geometrii útvarů a obcí v PostgreSQL, ale přímo ve Virtuoso)</text:p>
        </text:list-item>
        <text:list-item>
          <text:p text:style-name="P4">UML: generování RDFS (uml<text:span text:style-name="T2">2rdf</text:span>) a mapping file <text:span text:style-name="T2">(z </text:span>XMI pomocí XSLT) z UML pomocí tagged values ve vhodném nástroji (Enterprise Architect?)</text:p>
        </text:list-item>
      </text:list>
      <text:h text:style-name="P2" text:outline-level="1">Poznámky k textu práce</text:h>
      <text:h text:style-name="P1" text:outline-level="2">Celkově</text:h>
      <text:list xml:id="list40567847" text:continue-numbering="true" text:style-name="L1">
        <text:list-item>
          <text:p text:style-name="P4">zbytečně podrobná: popis existujících prací, popis zdrojů dat o kriminalitě, příliš mnoho křížových odkazů</text:p>
        </text:list-item>
        <text:list-item>
          <text:p text:style-name="P4">úvody kapitol: na začátku kapitoly vymezení, o čem je kapitola bude, <text:span text:style-name="T2">ab</text:span>y se i relativní laik mohl rozhodnout, jestli chce číst kapitolu hlouběji, nebo mu stačí její přehled</text:p>
        </text:list-item>
        <text:list-item>
          <text:p text:style-name="P3"><text:span text:style-name="T1">nedostatečně podrobná:</text:span><text:span text:style-name="T2"> </text:span><text:span text:style-name="T1">např. popis datového modelu a ontologie (málo diagramů a příkladů použití); </text:span><text:span text:style-name="T2">extrakce </text:span><text:span text:style-name="T1">dat (málo diagramů s popisem procesů extrakce); verzovací schéma (lze </text:span><text:span text:style-name="T1">popsat obrázkem vizualizujícím propojení verzí a užití verzování na propojení jednotlivých RDF zdrojů i celých datasetů); uložení dat (diagramy s popisem organizace dat do datasetů); </text:span><text:span text:style-name="T2">nasa</text:span><text:span text:style-name="T1">zení dat (diagramy mapující datasety do named graphs)</text:span></text:p>
        </text:list-item>
        <text:list-item>
          <text:p text:style-name="P4">členění do (pod)kapitol: příliš členité, příliš krátké (pod)kapitoly a odstavce</text:p>
        </text:list-item>
        <text:list-item>
          <text:p text:style-name="P4">obrázky: málo diagramů (popis extrakce dat, aktualizace dat, publikace dat)</text:p>
        </text:list-item>
        <text:list-item>
          <text:p text:style-name="P4">tabulky: příliš mnoho tabulek</text:p>
        </text:list-item>
        <text:list-item>
          <text:p text:style-name="P4">příliš obecné a abstraktní popisy (účel je zkrátit text, ale ubere se tím na srozumitelnosti)</text:p>
        </text:list-item>
        <text:list-item>
          <text:p text:style-name="P4">dlouhé názvy kapitol</text:p>
        </text:list-item>
        <text:list-item>
          <text:p text:style-name="P4">často opakovaná slova (příslušný(á, é)), fráze: <text:span text:style-name="T2">(</text:span>"jak je popsána v<text:span text:style-name="T2">")</text:span></text:p>
        </text:list-item>
        <text:list-item>
          <text:p text:style-name="P4"><text:soft-page-break/>krkolomné názvy tabulek a obrázků: např. "Tabulka 16: Atributy útvarů PČR v shapefile pro mapu území útvarů PČR"</text:p>
        </text:list-item>
        <text:list-item>
          <text:p text:style-name="P4">nejasnosti: fráze <text:span text:style-name="T2">("</text:span>prostorové rozšíření<text:span text:style-name="T2">"</text:span>, <text:span text:style-name="T2">"</text:span>prostorová data<text:span text:style-name="T2">")</text:span></text:p>
        </text:list-item>
        <text:list-item>
          <text:p text:style-name="P4">nevhodná slova a fráze: <text:span text:style-name="T2">"</text:span>data o nápadu trestné činnosti<text:span text:style-name="T2">"</text:span> (lepší je <text:span text:style-name="T2">"</text:span>kriminální data<text:span text:style-name="T2">"</text:span>), <text:span text:style-name="T2">"</text:span>zdrojové dokumenty<text:span text:style-name="T2">"</text:span> (stačí <text:span text:style-name="T2">"</text:span>dokumenty<text:span text:style-name="T2">"</text:span>), <text:span text:style-name="T2">"</text:span>členské koncepty<text:span text:style-name="T2">"</text:span></text:p>
        </text:list-item>
        <text:list-item>
          <text:p text:style-name="P4">nekonzistence: pojmenování <text:span text:style-name="T2">("</text:span>sekce<text:span text:style-name="T2">"</text:span> vs <text:span text:style-name="T2">"</text:span>podkapitola<text:span text:style-name="T2">")</text:span></text:p>
        </text:list-item>
        <text:list-item>
          <text:p text:style-name="P5">m<text:span text:style-name="T1">álo pseudokódu (pro popis procesů a algoritmů)</text:span></text:p>
        </text:list-item>
        <text:list-item>
          <text:p text:style-name="P4">málo příkladů (např. entit datového modelu, odkazovaných entit: zákonů, států, obcí)</text:p>
        </text:list-item>
        <text:list-item>
          <text:p text:style-name="P4">málo ukázkových výpisů z konfiguračních (VOID, konfigurace služby a aplikace, mapping file) a jiných souborů (např. VFR)</text:p>
        </text:list-item>
      </text:list>
      <text:h text:style-name="P1" text:outline-level="2">Úvod</text:h>
      <text:list xml:id="list40560616" text:continue-numbering="true" text:style-name="L1">
        <text:list-item>
          <text:p text:style-name="P4">hrubé vymezení cílů práce (vize)</text:p>
        </text:list-item>
      </text:list>
      <text:h text:style-name="P1" text:outline-level="2">Použité technologie</text:h>
      <text:list xml:id="list40547680" text:continue-numbering="true" text:style-name="L1">
        <text:list-item>
          <text:p text:style-name="P4">zkrátit</text:p>
        </text:list-item>
      </text:list>
      <text:h text:style-name="Heading_20_2" text:outline-level="2">Extrakce dat</text:h>
      <text:list xml:id="list40561151" text:continue-numbering="true" text:style-name="L1">
        <text:list-item>
          <text:p text:style-name="P3">používat bash skripty? to není přenositelné (např. na Windows je nutné mít mingw nebo cygwin): nahradit např. Javou?</text:p>
        </text:list-item>
        <text:list-item>
          <text:p text:style-name="P4">pouze extrakce obcí</text:p>
        </text:list-item>
        <text:list-item>
          <text:p text:style-name="P3"><text:span text:style-name="T1">z </text:span>XML rovnou do RDF, ne s mezikrokem do SQL</text:p>
        </text:list-item>
        <text:list-item>
          <text:p text:style-name="P4">extrakční skripty a další nástroje: odstranit nepotřebné a lépe roztřídit do adresářů</text:p>
        </text:list-item>
      </text:list>
      <text:h text:style-name="P1" text:outline-level="2">Aplikace</text:h>
      <text:list xml:id="list40574844" text:continue-numbering="true" text:style-name="L1">
        <text:list-item>
          <text:p text:style-name="P4">Služba: formální definice ukazatelů do sekce analýzy; chtělo by to napsat v TeXu</text:p>
        </text:list-item>
        <text:list-item>
          <text:p text:style-name="P4">celková architektura: asi nesprávně používány UML elementy (např. CrimeMonitorClient asi nesplňuje definici komponenty)</text:p>
        </text:list-item>
        <text:list-item>
          <text:p text:style-name="P4">stávající nedostatky: příliš časté odkazy na "příslušný javadoc"; příliš obecné slovní popisy packages a tříd (raději uvést příklad použití); příliš podrobné diagramy s popisem vztahů packages a tříd uvnitř packages; chybí klasické class diagramy a diagramy objektové spolupráce, use-case diagramy; nevysvětlené pojmy (binding hodnot na dotaz, object mapper, aktivita, fragment, resources); <text:span text:style-name="T2">popis</text:span>y zanořených packages se neustále odvolávají na celkový popis kořenové package (raději podrobněji popsat sub-package)</text:p>
        </text:list-item>
      </text:list>
      <text:h text:style-name="P2" text:outline-level="1">Poznámky</text:h>
      <text:list xml:id="list40551850" text:continue-numbering="true" text:style-name="L1">
        <text:list-item>
          <text:p text:style-name="P4">LaTeX (užité prvky =&gt; procvičit?):</text:p>
          <text:list>
            <text:list-item>
              <text:p text:style-name="P4">tabulky: formátovaný obsah buněk, slučování řádků, sloupců a buněk, tabulky přes více stránek (opakování záhlaví a zápatí), popisek tabulky, šířka sloupce, zalamování textu</text:p>
            </text:list-item>
            <text:list-item>
              <text:p text:style-name="P4">seznamy, prosté výčty, definice, víceúrovňové</text:p>
            </text:list-item>
            <text:list-item>
              <text:p text:style-name="P4"><text:soft-page-break/>poznámky pod čarou, křížové a hypertextové odkazy, záložky</text:p>
            </text:list-item>
            <text:list-item>
              <text:p text:style-name="P4">obrázky</text:p>
            </text:list-item>
            <text:list-item>
              <text:p text:style-name="P4">styly písma: neproporcionální, kurzíva, tučné, podtržené, výpisy zdrojového kódu</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7DT21H32M36S</meta:editing-duration>
    <meta:editing-cycles>63</meta:editing-cycles>
    <meta:generator>OpenOffice/4.1.1$Win32 OpenOffice.org_project/411m6$Build-9775</meta:generator>
    <dc:date>2016-01-02T20:38:34.04</dc:date>
    <dc:creator>Tomáš Beňák</dc:creator>
    <meta:document-statistic meta:table-count="0" meta:image-count="0" meta:object-count="0" meta:page-count="13" meta:paragraph-count="243" meta:word-count="4448" meta:character-count="30111"/>
    <meta:user-defined meta:name="Info 1"/>
    <meta:user-defined meta:name="Info 2"/>
    <meta:user-defined meta:name="Info 3"/>
    <meta:user-defined meta:name="Info 4"/>
  </office:meta>
</office:document-meta>
</file>